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7cm" svg:height="12cm" svg:x="11cm" svg:y="2.5cm">
            <text:p text:style-name="P1">Setting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6cm" svg:height="1.109cm" svg:x="11.5cm" svg:y="4cm">
            <text:p text:style-name="P1">Speci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6cm" svg:height="1.11cm" svg:x="11.5cm" svg:y="5.478cm">
            <text:p text:style-name="P1">Cultur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6cm" svg:height="1.11cm" svg:x="11.5cm" svg:y="6.956cm">
            <text:p text:style-name="P1">Career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6cm" svg:height="1.11cm" svg:x="11.5cm" svg:y="8.434cm">
            <text:p text:style-name="P1">Skill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6cm" svg:height="1.11cm" svg:x="11.5cm" svg:y="9.912cm">
            <text:p text:style-name="P1">Gift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6cm" svg:height="1.109cm" svg:x="11.5cm" svg:y="11.391cm">
            <text:p text:style-name="P1">Flaw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6cm" svg:height="1.109cm" svg:x="11.5cm" svg:y="12.891cm">
            <text:p text:style-name="P1">Item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1" draw:layer="layout" svg:width="7cm" svg:height="4.5cm" svg:x="2.5cm" svg:y="2.5cm">
            <text:p text:style-name="P1">DNet Core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6cm" svg:height="1.109cm" svg:x="3cm" svg:y="4cm">
            <text:p text:style-name="P1">Mechanics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6cm" svg:height="1.11cm" svg:x="3cm" svg:y="5.478cm">
            <text:p text:style-name="P1">Templates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7cm" svg:height="7.5cm" svg:x="2.5cm" svg:y="7.5cm">
            <text:p text:style-name="P1">RPGDoc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6cm" svg:height="1.109cm" svg:x="3cm" svg:y="9cm">
            <text:p text:style-name="P1">XML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6cm" svg:height="1.11cm" svg:x="3cm" svg:y="10.478cm">
            <text:p text:style-name="P1">XSD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6cm" svg:height="1.11cm" svg:x="3cm" svg:y="12cm">
            <text:p text:style-name="P1">XSLT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6cm" svg:height="1.11cm" svg:x="3cm" svg:y="13.5cm">
            <text:p text:style-name="P1">CSS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0.5.2$Windows_x86 LibreOffice_project/5464147a081647a250913f19c0715bca595af2f</meta:generator>
    <dc:date>2013-12-14T13:46:26.49</dc:date>
    <meta:document-statistic meta:object-count="42"/>
  </office:meta>
</office:document-meta>
</file>